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d2129" fo:letter-spacing="normal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d2129" fo:letter-spacing="normal" officeooo:paragraph-rsid="0014dfea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d2129" style:font-name="Helvetica" fo:font-size="8pt" fo:letter-spacing="normal" fo:font-style="normal" fo:font-weight="normal" officeooo:rsid="0014aa77" officeooo:paragraph-rsid="0014dfea" style:font-size-asian="7pt" style:font-size-complex="8pt"/>
    </style:style>
    <style:style style:name="T1" style:family="text">
      <style:text-properties style:font-name="Helvetica" fo:font-size="8pt" fo:font-style="normal" fo:font-weight="normal" officeooo:rsid="00149a4b" style:font-size-asian="7pt" style:font-name-complex="inherit" style:font-size-complex="10.5pt" style:font-style-complex="normal" style:font-weight-complex="normal"/>
    </style:style>
    <style:style style:name="T2" style:family="text">
      <style:text-properties style:font-name="inherit" fo:font-size="10.5pt" fo:font-style="normal" fo:font-weight="normal"/>
    </style:style>
    <style:style style:name="T3" style:family="text">
      <style:text-properties style:font-name="inherit" fo:font-size="10.5pt" fo:font-style="normal" fo:font-weight="normal" officeooo:rsid="00149a4b" style:font-size-asian="7pt" style:font-size-complex="8pt"/>
    </style:style>
    <style:style style:name="T4" style:family="text">
      <style:text-properties style:font-name="inherit" fo:font-size="10.5pt" fo:font-style="normal" fo:font-weight="normal" officeooo:rsid="0016bb6e" style:font-size-asian="7pt" style:font-size-complex="8pt"/>
    </style:style>
    <style:style style:name="T5" style:family="text">
      <style:text-properties style:font-name-complex="inherit" style:font-size-complex="10.5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ជំរាបសួរលោកពូ ខ្ញុំឈ្មោះ ស វិជ័យ ជាសិស្សនៅសាលា អង្គការ </text:span><text:span text:style-name="T3">passerelles numériques </text:span><text:span text:style-name="T4">Cambodia</text:span><text:span text:style-name="T1">ជំនាញ់ផ្នែក </text:span><text:span text:style-name="T3">Web-programming.</text:span></text:p>
      <text:p text:style-name="P1"><text:span text:style-name="T5">ខ្ញុំចង់ធ្វើការដាក់ប្រព័ន្ធសិក្សា </text:span><text:span text:style-name="T2">e-learning </text:span><text:span text:style-name="T5">ចូលទៅក្នុងប្រព័ន្ទសិក្សារបស់រដ្ឋ ដូចជានៅតាមសាកលវិទ្យាល័យ និង​ វិទ្យាល័យ ព្រោះការសិក្សា ជាមួយ </text:span><text:span text:style-name="T2">e-learning </text:span><text:span text:style-name="T5">ពិតជាផ្តល់អត្តប្រយោជន៍យ៉ាងច្រើន ហើយ មានប្រទេសកំពុងអភិវឌ្ឍន៍ និង ប្រទេសដែលបានអភិវឌ្ឍន៍ជាច្រើន បានប្រើប្រាស់ការសិក្សា តាម </text:span><text:span text:style-name="T2">e-learning</text:span><text:span text:style-name="T5">។ ខ្ញុំពិតជាចង់ជួបលោកពូដើម្បី ពិភាក្សាអំពីរ ការងារនេះ ទោះបីជា ២០ ទៅ ៣០ នាទី ក៏ដោយ។ អគុណលោកពូ</text:span></text:p>
      <text:p text:style-name="P3">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6:56:47.942058397</meta:creation-date>
    <dc:date>2017-09-14T17:26:41.740612601</dc:date>
    <meta:editing-duration>PT7M24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1" meta:paragraph-count="3" meta:word-count="15" meta:character-count="333" meta:non-whitespace-character-count="143"/>
  </office:meta>
</office:document-meta>
</file>